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6DF4EC00948206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91cm, 3.444cm, 10.598cm, 5.0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17cm" svg:height="22.228cm" svg:x="1.092cm" svg:y="2.391cm">
          <draw:image xlink:href="Pictures/10000000000005E8000007E026DF4EC00948206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1:31.637122222</dc:date>
    <meta:editing-duration>PT3M34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